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1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 style:data-style-name="N10">
      <style:text-properties fo:font-size="16pt" style:font-size-asian="16pt" style:font-size-complex="16pt"/>
    </style:style>
    <style:style style:name="ce3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6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3"/>
          <table:table-cell table:style-name="ce26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4" table:formula="of:=[.G3]*[.H$1]" office:value-type="float" office:value="0.0013532205">
            <text:p>0.0014</text:p>
          </table:table-cell>
          <table:table-cell table:style-name="ce27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5" table:formula="of:=[.G4]*[.H$1]" office:value-type="float" office:value="38.441455">
            <text:p>38.4</text:p>
          </table:table-cell>
          <table:table-cell table:style-name="ce27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3" table:formula="of:=[.G5]*[.H$1]" office:value-type="float" office:value="2.648635">
            <text:p>3</text:p>
          </table:table-cell>
          <table:table-cell table:style-name="ce27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4" table:formula="of:=[.G6]*[.H$1]" office:value-type="float" office:value="0.017296038">
            <text:p>0.0173</text:p>
          </table:table-cell>
          <table:table-cell table:style-name="ce27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3"/>
          <table:table-cell table:style-name="ce26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4" table:formula="of:=[.G3]*[.H$1]" office:value-type="float" office:value="0.0013409955">
            <text:p>0.0013</text:p>
          </table:table-cell>
          <table:table-cell table:style-name="ce27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5" table:formula="of:=[.G4]*[.H$1]" office:value-type="float" office:value="33.026475">
            <text:p>33.0</text:p>
          </table:table-cell>
          <table:table-cell table:style-name="ce27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3" table:formula="of:=[.G5]*[.H$1]" office:value-type="float" office:value="2.608495">
            <text:p>3</text:p>
          </table:table-cell>
          <table:table-cell table:style-name="ce27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4" table:formula="of:=[.G6]*[.H$1]" office:value-type="float" office:value="0.0172323255">
            <text:p>0.0172</text:p>
          </table:table-cell>
          <table:table-cell table:style-name="ce27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3"/>
          <table:table-cell table:style-name="ce26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4" table:formula="of:=[.G3]*[.H$1]" office:value-type="float" office:value="0.001396047">
            <text:p>0.0014</text:p>
          </table:table-cell>
          <table:table-cell table:style-name="ce27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5" table:formula="of:=[.G4]*[.H$1]" office:value-type="float" office:value="34.202665">
            <text:p>34.2</text:p>
          </table:table-cell>
          <table:table-cell table:style-name="ce27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3" table:formula="of:=[.G5]*[.H$1]" office:value-type="float" office:value="2.565325">
            <text:p>3</text:p>
          </table:table-cell>
          <table:table-cell table:style-name="ce27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4" table:formula="of:=[.G6]*[.H$1]" office:value-type="float" office:value="0.0171365655">
            <text:p>0.0171</text:p>
          </table:table-cell>
          <table:table-cell table:style-name="ce27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3"/>
          <table:table-cell table:style-name="ce26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4" table:formula="of:=[.G3]*[.H$1]" office:value-type="float" office:value="0.0013112795">
            <text:p>0.0013</text:p>
          </table:table-cell>
          <table:table-cell table:style-name="ce27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5" table:formula="of:=[.G4]*[.H$1]" office:value-type="float" office:value="31.968115">
            <text:p>32.0</text:p>
          </table:table-cell>
          <table:table-cell table:style-name="ce27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3" table:formula="of:=[.G5]*[.H$1]" office:value-type="float" office:value="2.528225">
            <text:p>3</text:p>
          </table:table-cell>
          <table:table-cell table:style-name="ce27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4" table:formula="of:=[.G6]*[.H$1]" office:value-type="float" office:value="0.0170318185">
            <text:p>0.0170</text:p>
          </table:table-cell>
          <table:table-cell table:style-name="ce27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3"/>
          <table:table-cell table:style-name="ce26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4" table:formula="of:=[.G3]*[.H$1]" office:value-type="float" office:value="0.0014292575">
            <text:p>0.0014</text:p>
          </table:table-cell>
          <table:table-cell table:style-name="ce27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5" table:formula="of:=[.G4]*[.H$1]" office:value-type="float" office:value="34.618155">
            <text:p>34.6</text:p>
          </table:table-cell>
          <table:table-cell table:style-name="ce27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3" table:formula="of:=[.G5]*[.H$1]" office:value-type="float" office:value="3.32369">
            <text:p>3</text:p>
          </table:table-cell>
          <table:table-cell table:style-name="ce27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4" table:formula="of:=[.G6]*[.H$1]" office:value-type="float" office:value="0.018661637">
            <text:p>0.0187</text:p>
          </table:table-cell>
          <table:table-cell table:style-name="ce27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3"/>
          <table:table-cell table:style-name="ce26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4" table:formula="of:=[.G3]*[.H$1]" office:value-type="float" office:value="0.001415279">
            <text:p>0.0014</text:p>
          </table:table-cell>
          <table:table-cell table:style-name="ce27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5" table:formula="of:=[.G4]*[.H$1]" office:value-type="float" office:value="32.463035">
            <text:p>32.5</text:p>
          </table:table-cell>
          <table:table-cell table:style-name="ce27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3" table:formula="of:=[.G5]*[.H$1]" office:value-type="float" office:value="2.589005">
            <text:p>3</text:p>
          </table:table-cell>
          <table:table-cell table:style-name="ce27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4" table:formula="of:=[.G6]*0.05" office:value-type="float" office:value="0.017677105">
            <text:p>0.0177</text:p>
          </table:table-cell>
          <table:table-cell table:style-name="ce27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3"/>
          <table:table-cell table:style-name="ce26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4" table:formula="of:=[.G3]*[.H$1]" office:value-type="float" office:value="0.001321348">
            <text:p>0.0013</text:p>
          </table:table-cell>
          <table:table-cell table:style-name="ce27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5" table:formula="of:=[.G4]*[.H$1]" office:value-type="float" office:value="31.80827">
            <text:p>31.8</text:p>
          </table:table-cell>
          <table:table-cell table:style-name="ce27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3" table:formula="of:=[.G5]*[.H$1]" office:value-type="float" office:value="2.54201">
            <text:p>3</text:p>
          </table:table-cell>
          <table:table-cell table:style-name="ce27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4" table:formula="of:=[.G6]*0.05" office:value-type="float" office:value="0.0175727285">
            <text:p>0.0176</text:p>
          </table:table-cell>
          <table:table-cell table:style-name="ce27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3"/>
          <table:table-cell table:style-name="ce26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4" table:formula="of:=[.G3]*[.H$1]" office:value-type="float" office:value="0.001310304">
            <text:p>0.0013</text:p>
          </table:table-cell>
          <table:table-cell table:style-name="ce27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5" table:formula="of:=[.G4]*[.H$1]" office:value-type="float" office:value="31.503615">
            <text:p>31.5</text:p>
          </table:table-cell>
          <table:table-cell table:style-name="ce27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3" table:formula="of:=[.G5]*[.H$1]" office:value-type="float" office:value="2.52644">
            <text:p>3</text:p>
          </table:table-cell>
          <table:table-cell table:style-name="ce27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4" table:formula="of:=[.G6]*0.05" office:value-type="float" office:value="0.0175380375">
            <text:p>0.0175</text:p>
          </table:table-cell>
          <table:table-cell table:style-name="ce27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4" table:formula="of:=[.G3]*[.H$1]" office:value-type="float" office:value="0.00129683">
            <text:p>0.0013</text:p>
          </table:table-cell>
          <table:table-cell table:style-name="ce27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5" table:formula="of:=[.G4]*[.H$1]" office:value-type="float" office:value="31.02318">
            <text:p>31.0</text:p>
          </table:table-cell>
          <table:table-cell table:style-name="ce27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3" table:formula="of:=[.G5]*[.H$1]" office:value-type="float" office:value="2.5003">
            <text:p>3</text:p>
          </table:table-cell>
          <table:table-cell table:style-name="ce27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4" table:formula="of:=[.G6]*0.05" office:value-type="float" office:value="0.017431093">
            <text:p>0.0174</text:p>
          </table:table-cell>
          <table:table-cell table:style-name="ce27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4" table:formula="of:=[.G3]*[.H$1]" office:value-type="float" office:value="0.0012823815">
            <text:p>0.0013</text:p>
          </table:table-cell>
          <table:table-cell table:style-name="ce27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5" table:formula="of:=[.G4]*[.H$1]" office:value-type="float" office:value="30.448405">
            <text:p>30.4</text:p>
          </table:table-cell>
          <table:table-cell table:style-name="ce27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3" table:formula="of:=[.G5]*[.H$1]" office:value-type="float" office:value="2.419125">
            <text:p>2</text:p>
          </table:table-cell>
          <table:table-cell table:style-name="ce27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4" table:formula="of:=[.G6]*0.05" office:value-type="float" office:value="0.017311875">
            <text:p>0.0173</text:p>
          </table:table-cell>
          <table:table-cell table:style-name="ce27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3"/>
          <table:table-cell table:style-name="ce26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4" table:formula="of:=[.G3]*[.H$1]" office:value-type="float" office:value="0.0012680415">
            <text:p>0.0013</text:p>
          </table:table-cell>
          <table:table-cell table:style-name="ce27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5" table:formula="of:=[.G4]*[.H$1]" office:value-type="float" office:value="30.019725">
            <text:p>30.0</text:p>
          </table:table-cell>
          <table:table-cell table:style-name="ce27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3" table:formula="of:=[.G5]*[.H$1]" office:value-type="float" office:value="2.406405">
            <text:p>2</text:p>
          </table:table-cell>
          <table:table-cell table:style-name="ce27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4" table:formula="of:=[.G6]*0.05" office:value-type="float" office:value="0.017280184">
            <text:p>0.0173</text:p>
          </table:table-cell>
          <table:table-cell table:style-name="ce27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3"/>
          <table:table-cell table:style-name="ce26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4" table:formula="of:=[.G3]*[.H$1]" office:value-type="float" office:value="0.0012568655">
            <text:p>0.0013</text:p>
          </table:table-cell>
          <table:table-cell table:style-name="ce27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5" table:formula="of:=[.G4]*[.H$1]" office:value-type="float" office:value="29.743275">
            <text:p>29.7</text:p>
          </table:table-cell>
          <table:table-cell table:style-name="ce27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3" table:formula="of:=[.G5]*[.H$1]" office:value-type="float" office:value="2.35226">
            <text:p>2</text:p>
          </table:table-cell>
          <table:table-cell table:style-name="ce27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4" table:formula="of:=[.G6]*0.05" office:value-type="float" office:value="0.017249981">
            <text:p>0.0172</text:p>
          </table:table-cell>
          <table:table-cell table:style-name="ce27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3"/>
          <table:table-cell table:style-name="ce26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4" table:formula="of:=[.G3]*[.H$1]" office:value-type="float" office:value="0.001258275">
            <text:p>0.0013</text:p>
          </table:table-cell>
          <table:table-cell table:style-name="ce27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5" table:formula="of:=[.G4]*[.H$1]" office:value-type="float" office:value="29.750425">
            <text:p>29.8</text:p>
          </table:table-cell>
          <table:table-cell table:style-name="ce27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3" table:formula="of:=[.G5]*[.H$1]" office:value-type="float" office:value="2.375635">
            <text:p>2</text:p>
          </table:table-cell>
          <table:table-cell table:style-name="ce27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4" table:formula="of:=[.G6]*[.H$1]" office:value-type="float" office:value="0.0173808335">
            <text:p>0.0174</text:p>
          </table:table-cell>
          <table:table-cell table:style-name="ce27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3"/>
          <table:table-cell table:style-name="ce26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4" table:formula="of:=[.G3]*[.H$1]" office:value-type="float" office:value="0.001261059">
            <text:p>0.0013</text:p>
          </table:table-cell>
          <table:table-cell table:style-name="ce27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5" table:formula="of:=[.G4]*[.H$1]" office:value-type="float" office:value="29.82968">
            <text:p>29.8</text:p>
          </table:table-cell>
          <table:table-cell table:style-name="ce27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3" table:formula="of:=[.G5]*[.H$1]" office:value-type="float" office:value="2.39957">
            <text:p>2</text:p>
          </table:table-cell>
          <table:table-cell table:style-name="ce27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4" table:formula="of:=[.G6]*[.H$1]" office:value-type="float" office:value="0.017528239">
            <text:p>0.0175</text:p>
          </table:table-cell>
          <table:table-cell table:style-name="ce27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3"/>
          <table:table-cell table:style-name="ce26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4" table:formula="of:=[.G3]*0.05" office:value-type="float" office:value="0.001280986">
            <text:p>0.0013</text:p>
          </table:table-cell>
          <table:table-cell table:style-name="ce27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5" table:formula="of:=[.G4]*0.05" office:value-type="float" office:value="30.365975">
            <text:p>30.4</text:p>
          </table:table-cell>
          <table:table-cell table:style-name="ce27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3" table:formula="of:=[.G5]*0.05" office:value-type="float" office:value="2.418445">
            <text:p>2</text:p>
          </table:table-cell>
          <table:table-cell table:style-name="ce27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4" table:formula="of:=[.G6]*0.05" office:value-type="float" office:value="0.018026207">
            <text:p>0.0180</text:p>
          </table:table-cell>
          <table:table-cell table:style-name="ce27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3"/>
          <table:table-cell table:style-name="ce26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4" table:formula="of:=[.G3]*0.05" office:value-type="float" office:value="0.001320986">
            <text:p>0.0013</text:p>
          </table:table-cell>
          <table:table-cell table:style-name="ce27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5" table:formula="of:=[.G4]*0.05" office:value-type="float" office:value="31.965975">
            <text:p>32.0</text:p>
          </table:table-cell>
          <table:table-cell table:style-name="ce27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3" table:formula="of:=[.G5]*0.05" office:value-type="float" office:value="2.568445">
            <text:p>3</text:p>
          </table:table-cell>
          <table:table-cell table:style-name="ce27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4" table:formula="of:=[.G6]*0.05" office:value-type="float" office:value="0.018976207">
            <text:p>0.0190</text:p>
          </table:table-cell>
          <table:table-cell table:style-name="ce27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3"/>
          <table:table-cell table:style-name="ce26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4" table:formula="of:=[.G3]*0.05" office:value-type="float" office:value="0.001266036">
            <text:p>0.0013</text:p>
          </table:table-cell>
          <table:table-cell table:style-name="ce27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5" table:formula="of:=[.G4]*0.05" office:value-type="float" office:value="30.96006">
            <text:p>31.0</text:p>
          </table:table-cell>
          <table:table-cell table:style-name="ce27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3" table:formula="of:=[.G5]*0.05" office:value-type="float" office:value="2.49575">
            <text:p>2</text:p>
          </table:table-cell>
          <table:table-cell table:style-name="ce27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4" table:formula="of:=[.G6]*0.05" office:value-type="float" office:value="0.018468543">
            <text:p>0.0185</text:p>
          </table:table-cell>
          <table:table-cell table:style-name="ce27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6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6000">
            <text:p>￥36,000</text:p>
          </table:table-cell>
          <table:table-cell table:style-name="ce31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6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2000">
            <text:p>￥32,000</text:p>
          </table:table-cell>
          <table:table-cell table:style-name="ce31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6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28000">
            <text:p>￥28,000</text:p>
          </table:table-cell>
          <table:table-cell table:style-name="ce31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6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30" office:value-type="currency" office:currency="JPY" office:value="24000">
            <text:p>￥24,000</text:p>
          </table:table-cell>
          <table:table-cell table:style-name="ce31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4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2018/05/22</text:date>, <text:time>22:32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22T22:32:42</dc:date>
    <dc:creator>鈴木 豊樹</dc:creator>
    <meta:editing-duration>P1DT23H32M17S</meta:editing-duration>
    <meta:editing-cycles>167</meta:editing-cycles>
    <meta:generator>OpenOffice/4.1.5$Unix OpenOffice.org_project/415m1$Build-9789</meta:generator>
    <meta:document-statistic meta:table-count="47" meta:cell-count="2846" meta:object-count="0"/>
  </office:meta>
</office:document-meta>
</file>